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able-cell-properties fo:background-color="#579d1c"/>
    </style:style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VICI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29.3">
            <text:p>29,3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2]+[.D11]+[.F12]+[.H12]" office:value-type="percentage" office:value="0.075">
            <text:p>7,50%</text:p>
          </table:table-cell>
          <table:table-cell/>
          <table:table-cell table:style-name="ce5" table:formula="of:=[.$B$5]*(1-((1+[.$B$6])/(1+[.E2]))^60)/(1-(1+[.$B$6])/(1+[.E2]))-0.5*[.$B$5]" office:value-type="currency" office:currency="USD" office:value="40.558350573059">
            <text:p>$40,56</text:p>
          </table:table-cell>
          <table:table-cell table:style-name="ce13" table:formula="of:=[.G2]/1.1" office:value-type="currency" office:currency="EUR" office:value="36.87122779369">
            <text:p>36,87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Debt – Cash</text:p>
          </table:table-cell>
          <table:table-cell office:value-type="float" office:value="14.05">
            <text:p>14,05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9">
            <text:p>9,00%</text:p>
          </table:table-cell>
          <table:table-cell/>
          <table:table-cell table:style-name="ce6" table:formula="of:=[.$B$5]*(1-((1+[.$B$6])/(1+[.E3]))^60)/(1-(1+[.$B$6])/(1+[.E3]))-0.5*[.$B$5]" office:value-type="currency" office:currency="USD" office:value="31.1956824222034">
            <text:p>$31,20</text:p>
          </table:table-cell>
          <table:table-cell table:style-name="ce14" table:formula="of:=[.G3]/1.1" office:value-type="currency" office:currency="EUR" office:value="28.3597112929121">
            <text:p>28,36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28.9431685695152">
            <text:p>28,94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1.943">
            <text:p>1,943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105">
            <text:p>10,50%</text:p>
          </table:table-cell>
          <table:table-cell/>
          <table:table-cell table:style-name="ce12" table:formula="of:=[.$B$5]*(1-((1+[.$B$6])/(1+[.E4]))^60)/(1-(1+[.$B$6])/(1+[.E4]))-0.5*[.$B$5]" office:value-type="currency" office:currency="USD" office:value="25.0420292926645">
            <text:p>$25,04</text:p>
          </table:table-cell>
          <table:table-cell table:style-name="ce15" table:formula="of:=[.G4]/1.1" office:value-type="currency" office:currency="EUR" office:value="22.7654811751496">
            <text:p>22,77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1.56">
            <text:p>$1,56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4">
            <text:p>4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office:value-type="string">
            <text:p>Ba1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7.23108594956253">
            <text:p>7,23</text:p>
          </table:table-cell>
          <table:table-cell office:value-type="string">
            <text:p>Branche</text:p>
          </table:table-cell>
          <table:table-cell/>
          <table:table-cell office:value-type="string">
            <text:p>Größe</text:p>
          </table:table-cell>
          <table:table-cell office:value-type="string">
            <text:p>34 M</text:p>
          </table:table-cell>
          <table:table-cell office:value-type="string">
            <text:p>Spezielle Risiken</text:p>
          </table:table-cell>
          <table:table-cell/>
        </table:table-row>
        <table:table-row table:style-name="ro2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Keins</text:p>
          </table:table-cell>
          <table:table-cell/>
        </table:table-row>
        <table:table-row table:style-name="ro2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 office:value-type="percentage" office:value="0">
            <text:p>0,00%</text:p>
          </table:table-cell>
          <table:table-cell/>
        </table:table-row>
        <table:table-row table:style-name="ro2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2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2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table:style-name="ce3"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table:style-name="ce3"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table:style-name="ce3" office:value-type="percentage" office:value="0.01">
            <text:p>1,00%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Storage</text:p>
          </table:table-cell>
          <table:table-cell table:style-name="ce3"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" office:value-type="string">
            <text:p>Strong Buy</text:p>
          </table:table-cell>
          <table:table-cell table:style-name="ce4" office:value-type="float" office:value="4.67">
            <text:p>4,67</text:p>
          </table:table-cell>
          <table:table-cell table:number-columns-repeated="7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table:formula="of:=[Schnell.B1]" office:value-type="string" office:string-value="VICI">
            <text:p>VICI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table:formula="of:=[Schnell.B2]" office:value-type="currency" office:currency="EUR" office:value="29.3">
            <text:p>29,3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2]+[.B12]+[.D11]+[.F12]+[.H12]" office:value-type="percentage" office:value="0.09">
            <text:p>9,0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43.593966461797">
            <text:p>$43,59</text:p>
          </table:table-cell>
          <table:table-cell table:style-name="ce13" table:formula="of:=[.G2]/1.1" office:value-type="currency" office:currency="EUR" office:value="39.6308786016336">
            <text:p>39,63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table:formula="of:=[Schnell.B3]" office:value-type="float" office:value="14.05">
            <text:p>14,05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3]+[.E2]-[.D2]" office:value-type="percentage" office:value="0.105">
            <text:p>10,5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34.9946306782107">
            <text:p>$34,99</text:p>
          </table:table-cell>
          <table:table-cell table:style-name="ce14" table:formula="of:=[.G3]/1.1" office:value-type="currency" office:currency="EUR" office:value="31.8133006165552">
            <text:p>31,81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32.300031125638">
            <text:p>32,30 €</text:p>
          </table:table-cell>
        </table:table-row>
        <table:table-row table:style-name="ro1">
          <table:table-cell office:value-type="string">
            <text:p>FFO</text:p>
          </table:table-cell>
          <table:table-cell table:formula="of:=[Schnell.B4]" office:value-type="float" office:value="1.943">
            <text:p>1,943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15">
            <text:p>11,50%</text:p>
          </table:table-cell>
          <table:table-cell table:style-name="ce10" table:formula="of:=[.D4]+[.E3]-[.D3]" office:value-type="percentage" office:value="0.12">
            <text:p>12,0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29.0723126945798">
            <text:p>$29,07</text:p>
          </table:table-cell>
          <table:table-cell table:style-name="ce15" table:formula="of:=[.G4]/1.1" office:value-type="currency" office:currency="EUR" office:value="26.4293751768908">
            <text:p>26,43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2.18">
            <text:p>$2,18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FFO Wachstum</text:p>
          </table:table-cell>
          <table:table-cell table:style-name="ce3" office:value-type="percentage" office:value="0.04">
            <text:p>4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table:formula="of:=[Schnell.B7]" office:value-type="string" office:string-value="Ba1">
            <text:p>Ba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7.23108594956253">
            <text:p>7,23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table:formula="of:=[Schnell.H8]" office:value-type="string" office:string-value="34 M">
            <text:p>34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Keins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Storage</text:p>
          </table:table-cell>
          <table:table-cell office:value-type="percentage" office:value="0">
            <text:p>0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1">21.05.2023</text:date>, <text:time>17:58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5-21T17:58:16.95</dc:date>
    <dc:creator>aaa </dc:creator>
    <meta:editing-duration>P3DT4H32M44S</meta:editing-duration>
    <meta:editing-cycles>54</meta:editing-cycles>
    <meta:generator>OpenOffice/4.1.5$Win32 OpenOffice.org_project/415m1$Build-9789</meta:generator>
    <meta:document-statistic meta:table-count="2" meta:cell-count="186" meta:object-count="0"/>
  </office:meta>
</office:document-meta>
</file>